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4d8" officeooo:paragraph-rsid="001c34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Introduction :</text:p>
      <text:p text:style-name="P1"/>
      <text:p text:style-name="P1">Instamaps : application lié à Instagram et Google Maps, elle permet d’afficher les photos postés sur Instagram sur la carte de Google Maps. </text:p>
      <text:p text:style-name="P1"/>
      <text:p text:style-name="P1"/>
      <text:p text:style-name="P1">2)Mise en contexte :</text:p>
      <text:p text:style-name="P1"/>
      <text:p text:style-name="P1">Une agence de voyage nous a contactés pour créer cette application pour eux et leurs clients pour visualiser les photos de leurs voyages respectifs.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24:29.966868945</meta:creation-date>
    <dc:date>2018-04-05T09:29:36.883349365</dc:date>
    <meta:editing-duration>PT5M7S</meta:editing-duration>
    <meta:editing-cycles>1</meta:editing-cycles>
    <meta:document-statistic meta:table-count="0" meta:image-count="0" meta:object-count="0" meta:page-count="1" meta:paragraph-count="5" meta:word-count="53" meta:character-count="325" meta:non-whitespace-character-count="274"/>
    <meta:generator>LibreOffice/5.1.6.2$Linux_X86_64 LibreOffice_project/10m0$Build-2</meta:generator>
  </office:meta>
</office:document-meta>
</file>